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a1" style:family="table">
      <style:table-properties style:width="17.459cm" fo:margin-left="-0.217cm" table:align="left" style:writing-mode="lr-tb"/>
    </style:style>
    <style:style style:name="Tabla1.A" style:family="table-column">
      <style:table-column-properties style:column-width="3.81cm"/>
    </style:style>
    <style:style style:name="Tabla1.B" style:family="table-column">
      <style:table-column-properties style:column-width="2.064cm"/>
    </style:style>
    <style:style style:name="Tabla1.C" style:family="table-column">
      <style:table-column-properties style:column-width="8.738cm"/>
    </style:style>
    <style:style style:name="Tabla1.D" style:family="table-column">
      <style:table-column-properties style:column-width="2.847cm"/>
    </style:style>
    <style:style style:name="Tabla1.1" style:family="table-row">
      <style:table-row-properties fo:keep-together="auto"/>
    </style:style>
    <style:style style:name="Tabla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1.5pt double #000000" style:writing-mode="lr-tb"/>
    </style:style>
    <style:style style:name="Tabla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1.5pt double #000000" style:writing-mode="lr-tb"/>
    </style:style>
    <style:style style:name="Tabla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1.5pt double #000000" style:writing-mode="lr-tb"/>
    </style:style>
    <style:style style:name="Tabla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a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a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a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a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a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Footer">
      <style:text-properties fo:language="es" fo:country="AR"/>
    </style:style>
    <style:style style:name="P2" style:family="paragraph" style:parent-style-name="Footer">
      <style:paragraph-properties fo:text-align="center" style:justify-single-word="false"/>
      <style:text-properties fo:language="es" fo:country="AR"/>
    </style:style>
    <style:style style:name="P3" style:family="paragraph" style:parent-style-name="Header">
      <style:text-properties fo:language="es" fo:country="AR"/>
    </style:style>
    <style:style style:name="P4" style:family="paragraph" style:parent-style-name="Header">
      <style:paragraph-properties>
        <style:tab-stops>
          <style:tab-stop style:position="8.255cm" style:type="center"/>
          <style:tab-stop style:position="16.986cm" style:type="right"/>
        </style:tab-stops>
      </style:paragraph-properties>
      <style:text-properties fo:language="es" fo:country="AR"/>
    </style:style>
    <style:style style:name="P5" style:family="paragraph" style:parent-style-name="Standard">
      <style:text-properties style:font-name="Times New Roman" fo:language="es" fo:country="AR" fo:font-weight="bold" style:font-weight-asian="bold" style:font-name-complex="Times New Roman"/>
    </style:style>
    <style:style style:name="P6" style:family="paragraph" style:parent-style-name="Standard">
      <style:text-properties fo:language="es" fo:country="AR"/>
    </style:style>
    <style:style style:name="P7" style:family="paragraph" style:parent-style-name="Standard">
      <style:text-properties fo:language="es" fo:country="AR" fo:font-weight="bold" style:font-weight-asian="bold"/>
    </style:style>
    <style:style style:name="P8" style:family="paragraph" style:parent-style-name="Standard">
      <style:paragraph-properties fo:margin-top="0.071cm" fo:margin-bottom="0.071cm"/>
      <style:text-properties fo:language="es" fo:country="AR" fo:font-weight="bold" style:font-weight-asian="bold"/>
    </style:style>
    <style:style style:name="P9" style:family="paragraph" style:parent-style-name="Standard">
      <style:paragraph-properties fo:margin-top="0.071cm" fo:margin-bottom="0.071cm" style:snap-to-layout-grid="false"/>
      <style:text-properties fo:language="es" fo:country="AR" fo:font-weight="bold" style:font-weight-asian="bold"/>
    </style:style>
    <style:style style:name="P10" style:family="paragraph" style:parent-style-name="Standard">
      <style:paragraph-properties fo:margin-top="0.071cm" fo:margin-bottom="0.071cm" style:snap-to-layout-grid="false"/>
      <style:text-properties fo:language="es" fo:country="AR"/>
    </style:style>
    <style:style style:name="P11" style:family="paragraph" style:parent-style-name="Standard">
      <style:paragraph-properties fo:margin-left="1.27cm" fo:margin-right="0cm" fo:text-indent="0cm" style:auto-text-indent="false"/>
      <style:text-properties fo:font-size="14pt" fo:language="es" fo:country="AR" style:font-size-asian="14pt"/>
    </style:style>
    <style:style style:name="P12" style:family="paragraph" style:parent-style-name="Standard">
      <style:paragraph-properties fo:orphans="2" fo:widows="2" style:writing-mode="lr-tb"/>
      <style:text-properties style:font-name="Arial1" fo:font-size="11pt" style:font-size-asian="9.60000038146973pt" style:font-size-complex="11pt"/>
    </style:style>
    <style:style style:name="P13" style:family="paragraph" style:parent-style-name="Standard">
      <style:paragraph-properties fo:orphans="2" fo:widows="2" style:writing-mode="lr-tb"/>
      <style:text-properties style:use-window-font-color="true" style:font-name="Arial1" fo:font-size="11pt" fo:language="es" fo:country="AR" style:font-name-asian="Times New Roman" style:font-size-asian="9.60000038146973pt" style:font-name-complex="Times" style:font-size-complex="11pt"/>
    </style:style>
    <style:style style:name="P14" style:family="paragraph" style:parent-style-name="Standard">
      <style:paragraph-properties fo:orphans="2" fo:widows="2" style:writing-mode="lr-tb"/>
      <style:text-properties style:use-window-font-color="true" style:font-name="Times" style:font-name-asian="Times New Roman" style:font-name-complex="Times" style:font-size-complex="10pt"/>
    </style:style>
    <style:style style:name="P15" style:family="paragraph" style:parent-style-name="template">
      <style:paragraph-properties fo:line-height="0.423cm" fo:orphans="2" fo:widows="2" style:writing-mode="lr-tb"/>
      <style:text-properties style:use-window-font-color="true" fo:language="es" fo:country="AR" fo:font-style="normal" style:font-name-asian="Times New Roman" style:font-style-asian="normal" style:font-size-complex="10pt" style:font-style-complex="normal"/>
    </style:style>
    <style:style style:name="P16" style:family="paragraph" style:parent-style-name="Heading">
      <style:text-properties fo:language="es" fo:country="AR"/>
    </style:style>
    <style:style style:name="P17" style:family="paragraph" style:parent-style-name="Heading">
      <style:paragraph-properties fo:margin-top="0cm" fo:margin-bottom="0.706cm"/>
      <style:text-properties fo:font-size="20pt" fo:language="es" fo:country="AR" style:font-size-asian="20pt"/>
    </style:style>
    <style:style style:name="P18" style:family="paragraph" style:parent-style-name="Contents_20_1">
      <style:paragraph-properties>
        <style:tab-stops>
          <style:tab-stop style:position="0.635cm"/>
          <style:tab-stop style:position="16.51cm" style:type="right" style:leader-style="dotted" style:leader-text="."/>
        </style:tab-stops>
      </style:paragraph-properties>
    </style:style>
    <style:style style:name="P19" style:family="paragraph" style:parent-style-name="level_20_4">
      <style:text-properties fo:language="es" fo:country="AR"/>
    </style:style>
    <style:style style:name="P20" style:family="paragraph" style:parent-style-name="TOCEntry">
      <style:text-properties fo:language="es" fo:country="AR"/>
    </style:style>
    <style:style style:name="P21" style:family="paragraph" style:parent-style-name="template">
      <style:text-properties fo:language="es" fo:country="AR"/>
    </style:style>
    <style:style style:name="P22" style:family="paragraph" style:parent-style-name="template">
      <style:text-properties fo:language="es" fo:country="AR" fo:font-style="normal" style:font-style-asian="normal" style:font-style-complex="normal"/>
    </style:style>
    <style:style style:name="P23" style:family="paragraph" style:parent-style-name="level_20_3_20_text">
      <style:paragraph-properties fo:margin-left="2.381cm" fo:margin-right="0cm" fo:text-indent="0cm" style:auto-text-indent="false"/>
      <style:text-properties style:font-name="Times New Roman" fo:language="es" fo:country="AR" style:font-name-complex="Times New Roman"/>
    </style:style>
    <style:style style:name="P24" style:family="paragraph" style:parent-style-name="level_20_3_20_text">
      <style:paragraph-properties fo:margin-left="2.381cm" fo:margin-right="0cm" fo:text-indent="0cm" style:auto-text-indent="false"/>
      <style:text-properties fo:language="es" fo:country="AR"/>
    </style:style>
    <style:style style:name="P25" style:family="paragraph" style:parent-style-name="requirement">
      <style:text-properties fo:language="es" fo:country="AR"/>
    </style:style>
    <style:style style:name="P26" style:family="paragraph" style:parent-style-name="ByLine">
      <style:text-properties fo:language="es" fo:country="AR"/>
    </style:style>
    <style:style style:name="P27" style:family="paragraph" style:parent-style-name="Heading_20_1">
      <style:text-properties fo:language="es" fo:country="AR"/>
    </style:style>
    <style:style style:name="P28" style:family="paragraph" style:parent-style-name="Heading_20_1" style:master-page-name="Convertir_20_2">
      <style:paragraph-properties style:page-number="1"/>
      <style:text-properties fo:language="es" fo:country="AR"/>
    </style:style>
    <style:style style:name="P29" style:family="paragraph" style:parent-style-name="Heading_20_2">
      <style:text-properties fo:language="es" fo:country="AR"/>
    </style:style>
    <style:style style:name="P30" style:family="paragraph" style:parent-style-name="Heading_20_2">
      <style:paragraph-properties fo:orphans="2" fo:widows="2" style:writing-mode="lr-tb"/>
      <style:text-properties style:use-window-font-color="true" style:font-name="Times" fo:language="es" fo:country="AR" style:font-name-asian="Times New Roman" style:font-name-complex="Times" style:font-size-complex="10pt"/>
    </style:style>
    <style:style style:name="P31" style:family="paragraph" style:parent-style-name="Heading_20_2">
      <style:paragraph-properties fo:orphans="2" fo:widows="2" style:writing-mode="lr-tb"/>
      <style:text-properties style:use-window-font-color="true" style:font-name="Times" style:font-name-asian="Times New Roman" style:font-name-complex="Times" style:font-size-complex="10pt"/>
    </style:style>
    <style:style style:name="P32" style:family="paragraph" style:parent-style-name="Heading_20_2">
      <style:paragraph-properties fo:orphans="2" fo:widows="2" style:writing-mode="lr-tb"/>
    </style:style>
    <style:style style:name="P33" style:family="paragraph" style:parent-style-name="TOCEntry" style:master-page-name="Convertir_20_1">
      <style:paragraph-properties style:page-number="auto"/>
      <style:text-properties fo:language="es" fo:country="AR"/>
    </style:style>
    <style:style style:name="P34" style:family="paragraph" style:parent-style-name="template">
      <style:text-properties fo:language="es" fo:country="AR" fo:font-style="normal" style:font-style-asian="normal" style:font-style-complex="normal"/>
    </style:style>
    <style:style style:name="P35" style:family="paragraph" style:parent-style-name="template" style:list-style-name="L1">
      <style:text-properties fo:language="es" fo:country="AR" fo:font-style="normal" style:font-style-asian="normal" style:font-style-complex="normal"/>
    </style:style>
    <style:style style:name="P36" style:family="paragraph" style:parent-style-name="template" style:list-style-name="L2">
      <style:text-properties fo:language="es" fo:country="AR" fo:font-style="normal" style:font-style-asian="normal" style:font-style-complex="normal"/>
    </style:style>
    <style:style style:name="P37" style:family="paragraph" style:parent-style-name="line" style:master-page-name="Standard">
      <style:paragraph-properties style:page-number="1"/>
      <style:text-properties fo:language="es" fo:country="AR"/>
    </style:style>
    <style:style style:name="T1" style:family="text">
      <style:text-properties fo:font-size="12pt" style:font-size-asian="12pt"/>
    </style:style>
    <style:style style:name="T2" style:family="text">
      <style:text-properties fo:font-style="normal" style:font-style-asian="normal"/>
    </style:style>
    <style:style style:name="T3" style:family="text">
      <style:text-properties fo:language="es" fo:country="AR"/>
    </style:style>
    <style:style style:name="T4" style:family="text">
      <style:text-properties fo:font-variant="normal" fo:text-transform="none" style:font-name="Arial1" fo:font-size="11pt" fo:letter-spacing="normal" fo:font-weight="normal" style:font-size-asian="11pt" style:font-size-complex="11pt"/>
    </style:style>
    <style:style style:name="T5" style:family="text">
      <style:text-properties style:use-window-font-color="true" fo:language="es" fo:country="AR" style:font-name-asian="Times New Roman" style:font-name-complex="Times"/>
    </style:style>
    <style:style style:name="T6" style:family="text">
      <style:text-properties style:use-window-font-color="true" fo:language="es" fo:country="AR" fo:font-weight="bold" style:font-name-asian="Times New Roman" style:font-weight-asian="bold" style:font-name-complex="Times" style:font-weight-complex="bold"/>
    </style:style>
    <style:style style:name="T7" style:family="text">
      <style:text-properties style:use-window-font-color="true" fo:language="es" fo:country="AR" fo:font-style="italic" style:font-name-asian="Times New Roman" style:font-style-asian="italic" style:font-name-complex="Times" style:font-style-complex="italic"/>
    </style:style>
    <style:style style:name="T8" style:family="text">
      <style:text-properties style:use-window-font-color="true" style:font-name="Times" fo:language="es" fo:country="AR" style:font-name-asian="Times New Roman" style:font-name-complex="Times" style:font-size-complex="10pt"/>
    </style:style>
    <style:style style:name="T9"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6">Software Requirements Specification</text:p>
      <text:p text:style-name="P17">for</text:p>
      <text:p text:style-name="P16">&lt;Project&gt;</text:p>
      <text:p text:style-name="P26">Version 1.0 approved</text:p>
      <text:p text:style-name="P26">Prepared by &lt;author&gt;</text:p>
      <text:p text:style-name="P26">&lt;organization&gt;</text:p>
      <text:p text:style-name="P26">&lt;date created&gt;</text:p>
      <text:p text:style-name="P33">Table of Contents</text:p>
      <text:table-of-content text:style-name="Sect1" text:name="Índice de contenido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0.635cm" style:leader-char=" " style:with-tab="false"/>
            <text:index-entry-tab-stop style:type="left" style:position="16.51cm"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2.117cm" style:leader-char=" " style:with-tab="false"/>
            <text:index-entry-tab-stop style:type="left" style:position="16.51cm" style:leader-char="." style:with-tab="false"/>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index-entry-tab-stop style:type="left" style:position="16.51cm" style:leader-char="." style:with-tab="false"/>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OCentry"/>
          </text:index-source-styles>
        </text:table-of-content-source>
        <text:index-body>
          <text:p text:style-name="P18"><text:a xlink:type="simple" xlink:href="#__RefHeading__1_1902092347" text:style-name="Index_20_Link" text:visited-style-name="Index_20_Link"><text:span text:style-name="T3">1. Introduction<text:tab/>1</text:span></text:a></text:p>
          <text:p text:style-name="P18"><text:a xlink:type="simple" xlink:href="#__RefHeading__3_1902092347" text:style-name="Index_20_Link" text:visited-style-name="Index_20_Link"><text:span text:style-name="T3">2. Overall Description<text:tab/>2</text:span></text:a></text:p>
          <text:p text:style-name="P18"><text:a xlink:type="simple" xlink:href="#__RefHeading__5_1902092347" text:style-name="Index_20_Link" text:visited-style-name="Index_20_Link"><text:span text:style-name="T3">3. External Interface Requirements<text:tab/>3</text:span></text:a></text:p>
          <text:p text:style-name="P18"><text:a xlink:type="simple" xlink:href="#__RefHeading__7_1902092347" text:style-name="Index_20_Link" text:visited-style-name="Index_20_Link"><text:span text:style-name="T3">4. System Features<text:tab/>4</text:span></text:a></text:p>
          <text:p text:style-name="P18"><text:a xlink:type="simple" xlink:href="#__RefHeading__9_1902092347" text:style-name="Index_20_Link" text:visited-style-name="Index_20_Link"><text:span text:style-name="T3">5. Other Nonfunctional Requirements<text:tab/>5</text:span></text:a></text:p>
          <text:p text:style-name="P18"><text:a xlink:type="simple" xlink:href="#__RefHeading__11_1902092347" text:style-name="Index_20_Link" text:visited-style-name="Index_20_Link"><text:span text:style-name="T3">6. Other Requirements<text:tab/>6</text:span></text:a></text:p>
        </text:index-body>
      </text:table-of-content>
      <text:p text:style-name="P5"/>
      <text:p text:style-name="P5"/>
      <text:p text:style-name="P20">Revision History</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Autor</text:p>
          </table:table-cell>
          <table:table-cell table:style-name="Tabla1.B1" office:value-type="string">
            <text:p text:style-name="P8">Fecha</text:p>
          </table:table-cell>
          <table:table-cell table:style-name="Tabla1.B1" office:value-type="string">
            <text:p text:style-name="P8">Comentario</text:p>
          </table:table-cell>
          <table:table-cell table:style-name="Tabla1.D1" office:value-type="string">
            <text:p text:style-name="P8">Version</text:p>
          </table:table-cell>
        </table:table-row>
        <table:table-row table:style-name="Tabla1.1">
          <table:table-cell table:style-name="Tabla1.A2" office:value-type="string">
            <text:p text:style-name="P9">Yo</text:p>
          </table:table-cell>
          <table:table-cell table:style-name="Tabla1.B2" office:value-type="string">
            <text:p text:style-name="P10">07/04/15</text:p>
          </table:table-cell>
          <table:table-cell table:style-name="Tabla1.B2" office:value-type="string">
            <text:p text:style-name="P10">Inicialización del SRS</text:p>
          </table:table-cell>
          <table:table-cell table:style-name="Tabla1.D2" office:value-type="string">
            <text:p text:style-name="P10">0.01</text:p>
          </table:table-cell>
        </table:table-row>
        <table:table-row table:style-name="Tabla1.1">
          <table:table-cell table:style-name="Tabla1.A3" office:value-type="string">
            <text:p text:style-name="P10"/>
          </table:table-cell>
          <table:table-cell table:style-name="Tabla1.B3" office:value-type="string">
            <text:p text:style-name="P10"/>
          </table:table-cell>
          <table:table-cell table:style-name="Tabla1.B3" office:value-type="string">
            <text:p text:style-name="P10"/>
          </table:table-cell>
          <table:table-cell table:style-name="Tabla1.D3" office:value-type="string">
            <text:p text:style-name="P10"/>
          </table:table-cell>
        </table:table-row>
      </table:table>
      <text:p text:style-name="P7"/>
      <text:p text:style-name="P6"/>
      <text:h text:style-name="P28" text:outline-level="1"><text:bookmark-start text:name="__RefHeading__1_1902092347"/>Introducción<text:bookmark-end text:name="__RefHeading__1_1902092347"/></text:h>
      <text:p text:style-name="P6">Este SRS se ha elaborado como un medio para describir los requerimientos para el proyecto de la materia “Análisis y Diseño de Sistemas” (3303) del primer cuatrimestre del año 2015 sobre una java applet <text:s/>del juego “4 en linea”</text:p>
      <text:h text:style-name="P29" text:outline-level="2">Propósito </text:h>
      <text:p text:style-name="P22">El presente documento tiene como propósito definir las especificaciones funcionales, no funcionales y del sistema para la implementación de una aplicación remota que permitirá jugar al “4 en linea”. Donde dicha aplicación (API) será utilizada por dos usuarios mediante una GUI. </text:p>
      <text:h text:style-name="P29" text:outline-level="2">Alcance</text:h>
      <text:p text:style-name="P22">El juego “4 en linea” será una aplicación basada en JAVA que funcionara en un entorno Cliente/Servidor que permitirá a dos usuarios acceder desde internet y jugar mediante un navegador web.</text:p>
      <text:list xml:id="list8198554981" text:style-name="L1">
        <text:list-item>
          <text:p text:style-name="P35">Guardar registro de usuarios y partidas jugadas (ganadas, perdidas).</text:p>
        </text:list-item>
        <text:list-item>
          <text:p text:style-name="P35">Como invitado quiero dar mi nombre asi puedo jugar.</text:p>
        </text:list-item>
        <text:list-item>
          <text:p text:style-name="P35">Como jugador cuando coloco una ficha quiero saber si gane.</text:p>
        </text:list-item>
        <text:list-item>
          <text:p text:style-name="P35">Como jugador quiero ver el tablero de mi partida corriente.</text:p>
        </text:list-item>
        <text:list-item>
          <text:p text:style-name="P35">Como usuario registrado quiero ver el historial de mis jugadas.</text:p>
        </text:list-item>
        <text:list-item>
          <text:p text:style-name="P35">Conformar un ranking de jugadores.</text:p>
        </text:list-item>
        <text:list-item>
          <text:p text:style-name="P35">Solo podrán jugar usuarios registrados.</text:p>
        </text:list-item>
        <text:list-item>
          <text:p text:style-name="P35">El tablero estará formado por 6 filas y 7 columnas.</text:p>
        </text:list-item>
        <text:list-item>
          <text:p text:style-name="P35">No se implementara una IA.</text:p>
        </text:list-item>
        <text:list-item>
          <text:p text:style-name="P35">Cada jugador tendrá un turno para jugar.</text:p>
        </text:list-item>
        <text:list-item>
          <text:p text:style-name="P35">Un jugador no podrá hacer nada durante el turno del contrincante.</text:p>
        </text:list-item>
        <text:list-item>
          <text:p text:style-name="P35">Un jugador podrá crear una partida con una configuración personalizada.</text:p>
        </text:list-item>
        <text:list-item>
          <text:p text:style-name="P35">Cada jugada tendrá un tiempo límite.</text:p>
        </text:list-item>
        <text:list-item>
          <text:p text:style-name="P35">Si uno de los jugadores se desconecta durante una partida, pierde automáticamente.</text:p>
        </text:list-item>
        <text:list-item>
          <text:p text:style-name="P35">Cada jugador tendrá la opción de conceder la partida. <text:s/></text:p>
        </text:list-item>
        <text:list-item>
          <text:p text:style-name="P35">El jugador que comienza el juego será determinado por azar.</text:p>
        </text:list-item>
        <text:list-item>
          <text:p text:style-name="P35">Se proveerá un listado de usuarios on-line con opción de búsqueda, con el fin de poder desafiarlos a una partida.</text:p>
        </text:list-item>
        <text:list-item>
          <text:p text:style-name="P35">Se proveerá la opción de jugar partidas con un oponente al azar.</text:p>
          <text:p text:style-name="P35"/>
        </text:list-item>
      </text:list>
      <text:p text:style-name="P22"/>
      <text:p text:style-name="P22">Consideraciones de diseño:</text:p>
      <text:list xml:id="list1587327674" text:style-name="L2">
        <text:list-item>
          <text:p text:style-name="P36">El tablero estará ubicado al centro de la pantalla.</text:p>
        </text:list-item>
        <text:list-item>
          <text:p text:style-name="P36">A los lados del tablero habrá información de cada jugador</text:p>
        </text:list-item>
      </text:list>
      <text:h text:style-name="P29" text:outline-level="2">Definiciones, acrónimos y abreviaciones</text:h>
      <text:p text:style-name="P15"><text:span text:style-name="T9">4 en linea</text:span>: <text:span text:style-name="T4">El objetivo de "4 en linea" es alinear cuatro fichas sobre un tablero formado por seis filas y siete columnas. Cada jugador dispone de 21 fichas de un color (por lo general, rojas o amarillas).Por turnos, los jugadores deben introducir una ficha en la columna que prefieran (siempre que no esté completa) y ésta caerá a la posición más baja. Gana la partida el primero </text:span><text:soft-page-break/><text:span text:style-name="T4">que consiga alinear cuatro fichas consecutivas de un mismo color en horizontal, vertical o diagonal. Si todas las columnas están llenas pero nadie ha hecho una fila válida, hay empate.</text:span></text:p>
      <text:p text:style-name="P15"/>
      <text:p text:style-name="P22"><text:span text:style-name="T9">GUI</text:span>: Interfaz Gráfica de Usuario.</text:p>
      <text:p text:style-name="P22"><text:span text:style-name="T9">API</text:span>: Interfaz de programación de aplicaciones.</text:p>
      <text:p text:style-name="P22"><text:span text:style-name="T9">IA</text:span>: Inteligencia Artificial.</text:p>
      <text:h text:style-name="P30" text:outline-level="2" text:is-list-header="true">1.4<text:tab/>Glosario</text:h>
      <text:p text:style-name="P12"><text:span text:style-name="T6">Cliente/Servidor</text:span><text:span text:style-name="T5">: La arquitectura cliente-servidor es un modelo de aplicación distribuida en el que las tareas se reparten entre los proveedores de recursos o servicios, llamados </text:span><text:span text:style-name="T7">servidores</text:span><text:span text:style-name="T5">, y los demandantes, llamados </text:span><text:span text:style-name="T7">clientes</text:span><text:span text:style-name="T5">. Un cliente realiza peticiones a otro programa, el servidor, que le da respuesta.</text:span></text:p>
      <text:p text:style-name="P13"/>
      <text:p text:style-name="P12"><text:span text:style-name="T6">Java</text:span><text:span text:style-name="T5">: Es un lenguaje de programación orientado a objetos. Que permite el desarrollo de una aplicación para algún uso específico.</text:span></text:p>
      <text:p text:style-name="P13"/>
      <text:p text:style-name="P12"><text:span text:style-name="T6">Internet</text:span><text:span text:style-name="T5">: Es un método de interconexión descentralizada de redes de computadoras implementado en un conjunto de protocolos denominado TCP/IP. </text:span></text:p>
      <text:p text:style-name="P13"/>
      <text:h text:style-name="P32" text:outline-level="2" text:is-list-header="true">1.5<text:tab/><text:span text:style-name="T8">Personal Involucrado</text:span></text:h>
      <text:h text:style-name="P31" text:outline-level="2" text:is-list-header="true">1.6<text:tab/>Visión Global</text:h>
      <text:p text:style-name="P14">En el presente documento se encontrará la información acerca de las características del producto de software, interfases del usuario, interfases del sistema, características de los usuarios, descripción de los requerimientos funcionales, no funcionales y del sistema, los cuales se representan mediante el siguiente formato.</text:p>
      <text:p text:style-name="P22"><text:s/></text:p>
      <text:h text:style-name="P27" text:outline-level="1"><text:bookmark-start text:name="__RefHeading__3_1902092347"/>Overall Description<text:bookmark-end text:name="__RefHeading__3_1902092347"/></text:h>
      <text:h text:style-name="P29" text:outline-level="2">Product Perspective</text:h>
      <text:p text:style-name="P21">&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P29" text:outline-level="2"><text:soft-page-break/>Product Functions</text:h>
      <text:p text:style-name="P21">&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P29" text:outline-level="2">User Classes and Characteristics</text:h>
      <text:p text:style-name="P21">&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P29" text:outline-level="2">Operating Environment</text:h>
      <text:p text:style-name="P21">&lt;Describe the environment in which the software will operate, including the hardware platform, operating system and versions, and any other software components or applications with which it must peacefully coexist.&gt;</text:p>
      <text:h text:style-name="P29" text:outline-level="2">Design and Implementation Constraints</text:h>
      <text:p text:style-name="P21">&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P29" text:outline-level="2">User Documentation</text:h>
      <text:p text:style-name="P21">&lt;List the user documentation components (such as user manuals, on-line help, and tutorials) that will be delivered along with the software. Identify any known user documentation delivery formats or standards.&gt;</text:p>
      <text:h text:style-name="P29" text:outline-level="2">Assumptions and Dependencies</text:h>
      <text:p text:style-name="P21">&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P27" text:outline-level="1"><text:bookmark-start text:name="__RefHeading__5_1902092347"/><text:soft-page-break/>External Interface Requirements<text:bookmark-end text:name="__RefHeading__5_1902092347"/></text:h>
      <text:h text:style-name="P29" text:outline-level="2">User Interfaces</text:h>
      <text:p text:style-name="P21">&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P29" text:outline-level="2">Hardware Interfaces</text:h>
      <text:p text:style-name="P21">&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P29" text:outline-level="2">Software Interfaces</text:h>
      <text:p text:style-name="P21">&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P29" text:outline-level="2">Communications Interfaces</text:h>
      <text:p text:style-name="P21">&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P27" text:outline-level="1"><text:bookmark-start text:name="__RefHeading__7_1902092347"/>System Features<text:bookmark-end text:name="__RefHeading__7_1902092347"/></text:h>
      <text:p text:style-name="P21">&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P29" text:outline-level="2"><text:soft-page-break/>System Feature 1</text:h>
      <text:p text:style-name="P21">&lt;Don’t really say “System Feature 1.” State the feature name in just a few words.&gt;</text:p>
      <text:p text:style-name="P19">4.1.1<text:tab/>Description and Priority</text:p>
      <text:p text:style-name="P24">&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P19">4.1.2<text:tab/>Stimulus/Response Sequences</text:p>
      <text:p text:style-name="P24">&lt;List the sequences of user actions and system responses that stimulate the behavior defined for this feature. These will correspond to the dialog elements associated with use cases.&gt;</text:p>
      <text:p text:style-name="P19">4.1.3<text:tab/>Functional Requirements</text:p>
      <text:p text:style-name="P24">&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24"/>
      <text:p text:style-name="P24">&lt;Each requirement should be uniquely identified with a sequence number or a meaningful tag of some kind.&gt;</text:p>
      <text:p text:style-name="P23"/>
      <text:p text:style-name="P25">REQ-1:<text:tab/></text:p>
      <text:p text:style-name="P25">REQ-2:<text:tab/></text:p>
      <text:h text:style-name="P29" text:outline-level="2">System Feature 2 (and so on)</text:h>
      <text:h text:style-name="P27" text:outline-level="1"><text:bookmark-start text:name="__RefHeading__9_1902092347"/>Other Nonfunctional Requirements<text:bookmark-end text:name="__RefHeading__9_1902092347"/></text:h>
      <text:h text:style-name="P29" text:outline-level="2">Performance Requirements</text:h>
      <text:p text:style-name="P21">&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P29" text:outline-level="2">Safety Requirements</text:h>
      <text:p text:style-name="P21">&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text:soft-page-break/>issues that affect the product’s design or use. Define any safety certifications that must be satisfied.&gt;</text:p>
      <text:h text:style-name="P29" text:outline-level="2">Security Requirements</text:h>
      <text:p text:style-name="P21">&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P29" text:outline-level="2">Software Quality Attributes</text:h>
      <text:p text:style-name="P21">&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P29" text:outline-level="2">Business Rules</text:h>
      <text:p text:style-name="P21">&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P27" text:outline-level="1"><text:bookmark-start text:name="__RefHeading__11_1902092347"/>Other Requirements<text:bookmark-end text:name="__RefHeading__11_1902092347"/></text:h>
      <text:p text:style-name="P21">&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P20">Appendix A: Glossary</text:p>
      <text:p text:style-name="P21">&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P20">Appendix B: Analysis Models</text:p>
      <text:p text:style-name="P21">&lt;Optionally, include any pertinent analysis models, such as data flow diagrams, class diagrams, state-transition diagrams, or entity-relationship diagrams<text:span text:style-name="T2">.&gt;</text:span></text:p>
      <text:p text:style-name="P20">Appendix C: To Be Determined List</text:p>
      <text:p text:style-name="P21">&lt;Collect a numbered list of the TBD (to be determined) references that remain in the SRS so they can be tracked to closure.&gt;</text:p>
      <text:p text:style-name="P21"/>
      <text:p text:style-name="P11">Source: http://www.frontiernet.net/~kwiegers/process_assets/srs_template.doc </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style:font-name-asian="Times New Roman" style:font-size-asian="12pt" style:font-name-complex="Times" style:font-size-complex="10pt"/>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next-style-name="Standard" style:class="index">
      <style:paragraph-properties fo:margin="100%"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100%" fo:margin-left="1.118cm" fo:margin-right="0cm" fo:margin-top="0.212cm" fo:margin-bottom="0.212cm" fo:text-indent="0cm" style:auto-text-indent="false"/>
    </style:style>
    <style:style style:name="level_20_5" style:display-name="level 5" style:family="paragraph" style:parent-style-name="Standard">
      <style:paragraph-properties fo:margin="100%"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style:font-size-asian="11pt"/>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100%"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AR"/>
    </style:style>
    <style:style style:name="MP2" style:family="paragraph" style:parent-style-name="Header">
      <style:text-properties fo:language="es" fo:country="AR"/>
    </style:style>
    <style:style style:name="MP3" style:family="paragraph" style:parent-style-name="Footer">
      <style:text-properties fo:language="es" fo:country="AR"/>
    </style:style>
    <style:style style:name="MP4" style:family="paragraph" style:parent-style-name="Header">
      <style:paragraph-properties>
        <style:tab-stops>
          <style:tab-stop style:position="8.255cm" style:type="center"/>
          <style:tab-stop style:position="16.986cm" style:type="right"/>
        </style:tab-stops>
      </style:paragraph-properties>
      <style:text-properties fo:language="es" fo:country="AR"/>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footer>
        <text:p text:style-name="MP1">Copyright © 1999 by Karl E. Wiegers. Permission is granted to use, modify, and distribute this document.</text:p>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Primera_20_conversión_20_1" style:display-name="Primera conversión 1" style:page-layout-name="Mpm2" style:next-style-name="Convertir_20_1">
      <style:header>
        <text:p text:style-name="MP2"/>
      </style:header>
      <style:footer>
        <text:p text:style-name="MP3"/>
      </style:footer>
    </style:master-page>
    <style:master-page style:name="Convertir_20_1" style:display-name="Convertir 1" style:page-layout-name="Mpm3">
      <style:header>
        <text:p text:style-name="MP2">Software<text:span text:style-name="MT1"> </text:span>Requirements Specification for &lt;Project&gt;<text:tab/><text:tab/>Page <text:page-number text:select-page="current">ii</text:page-number></text:p>
      </style:header>
      <style:footer>
        <text:p text:style-name="MP3"/>
      </style:footer>
    </style:master-page>
    <style:master-page style:name="Primera_20_conversión_20_2" style:display-name="Primera conversión 2" style:page-layout-name="Mpm4" style:next-style-name="Convertir_20_2">
      <style:header>
        <text:p text:style-name="MP2"/>
      </style:header>
      <style:footer>
        <text:p text:style-name="MP3"/>
      </style:footer>
    </style:master-page>
    <style:master-page style:name="Convertir_20_2" style:display-name="Convertir 2" style:page-layout-name="Mpm5">
      <style:header>
        <text:p text:style-name="MP4">Software<text:span text:style-name="MT1"> </text:span>Requirements Specification for &lt;Project&gt;<text:tab/><text:tab/>Page <text:page-number text:select-page="current">6</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4-03-07T19:46:00</meta:creation-date>
    <dc:date>2004-03-07T19:52:00</dc:date>
    <meta:editing-cycles>3</meta:editing-cycles>
    <meta:editing-duration>P15824DT17H31M44S</meta:editing-duration>
    <meta:generator>LibreOffice/3.5$Linux_X86_64 LibreOffice_project/350m1$Build-2</meta:generator>
    <meta:document-statistic meta:table-count="1" meta:image-count="0" meta:object-count="0" meta:page-count="8" meta:paragraph-count="124" meta:word-count="2151" meta:character-count="12614" meta:non-whitespace-character-count="12345"/>
    <meta:user-defined meta:name="Información 1"/>
    <meta:user-defined meta:name="Información 2"/>
    <meta:user-defined meta:name="Información 3"/>
    <meta:user-defined meta:name="Información 4"/>
  </office:meta>
</office:document-meta>
</file>